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501cm" style:rel-width="100%" fo:margin-left="-0.191cm" table:align="left" style:writing-mode="lr-tb"/>
    </style:style>
    <style:style style:name="Table1.A" style:family="table-column">
      <style:table-column-properties style:column-width="5.5cm" style:rel-column-width="3190*"/>
    </style:style>
    <style:style style:name="Table1.C" style:family="table-column">
      <style:table-column-properties style:column-width="5.502cm" style:rel-column-width="3191*"/>
    </style:style>
    <style:style style:name="Table1.1" style:family="table-row">
      <style:table-row-properties style:min-row-height="8.00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rel-width="100%" fo:margin-left="-0.191cm" table:align="left" style:writing-mode="lr-tb"/>
    </style:style>
    <style:style style:name="Table2.A" style:family="table-column">
      <style:table-column-properties style:rel-column-width="3190*"/>
    </style:style>
    <style:style style:name="Table2.C" style:family="table-column">
      <style:table-column-properties style:rel-column-width="3191*"/>
    </style:style>
    <style:style style:name="Table2.1" style:family="table-row">
      <style:table-row-properties style:min-row-height="7.001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rel-width="100%" fo:margin-left="-0.191cm" table:align="left" style:writing-mode="lr-tb"/>
    </style:style>
    <style:style style:name="Table3.A" style:family="table-column">
      <style:table-column-properties style:rel-column-width="3190*"/>
    </style:style>
    <style:style style:name="Table3.C" style:family="table-column">
      <style:table-column-properties style:rel-column-width="3191*"/>
    </style:style>
    <style:style style:name="Table3.1" style:family="table-row">
      <style:table-row-properties style:min-row-height="8.001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rel-width="100%" fo:margin-left="-0.191cm" table:align="left" style:writing-mode="lr-tb"/>
    </style:style>
    <style:style style:name="Table4.A" style:family="table-column">
      <style:table-column-properties style:rel-column-width="3190*"/>
    </style:style>
    <style:style style:name="Table4.C" style:family="table-column">
      <style:table-column-properties style:rel-column-width="3191*"/>
    </style:style>
    <style:style style:name="Table4.1" style:family="table-row">
      <style:table-row-properties style:min-row-height="8.001cm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rel-width="100%" fo:margin-left="-0.191cm" table:align="left" style:writing-mode="lr-tb"/>
    </style:style>
    <style:style style:name="Table5.A" style:family="table-column">
      <style:table-column-properties style:rel-column-width="3190*"/>
    </style:style>
    <style:style style:name="Table5.C" style:family="table-column">
      <style:table-column-properties style:rel-column-width="3191*"/>
    </style:style>
    <style:style style:name="Table5.1" style:family="table-row">
      <style:table-row-properties style:min-row-height="8.001cm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rel-width="100%" fo:margin-left="-0.191cm" table:align="left" style:writing-mode="lr-tb"/>
    </style:style>
    <style:style style:name="Table6.A" style:family="table-column">
      <style:table-column-properties style:rel-column-width="3190*"/>
    </style:style>
    <style:style style:name="Table6.C" style:family="table-column">
      <style:table-column-properties style:rel-column-width="3191*"/>
    </style:style>
    <style:style style:name="Table6.1" style:family="table-row">
      <style:table-row-properties style:min-row-height="8.001cm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paragraph-properties fo:orphans="0" fo:widows="0" style:text-autospace="none"/>
    </style:style>
    <style:style style:name="P6" style:family="paragraph" style:parent-style-name="Standard">
      <style:paragraph-properties fo:margin-left="0cm" fo:margin-right="0cm" fo:margin-top="0.092cm" fo:margin-bottom="0cm" style:contextual-spacing="false" fo:orphans="0" fo:widows="0" fo:text-indent="0.407cm" style:auto-text-indent="false" style:text-autospace="none"/>
    </style:style>
    <style:style style:name="P7" style:family="paragraph" style:parent-style-name="Standard">
      <style:paragraph-properties fo:margin-left="0.088cm" fo:margin-right="0cm" fo:orphans="0" fo:widows="0" fo:text-indent="0cm" style:auto-text-indent="false" style:text-autospace="none"/>
    </style:style>
    <style:style style:name="P8" style:family="paragraph" style:parent-style-name="Standard">
      <style:paragraph-properties fo:margin-left="0cm" fo:margin-right="0cm" fo:text-align="justify" style:justify-single-word="false" fo:orphans="0" fo:widows="0" fo:text-indent="0.365cm" style:auto-text-indent="false" style:text-autospace="none"/>
    </style:style>
    <style:style style:name="P9" style:family="paragraph" style:parent-style-name="Standard">
      <style:paragraph-properties fo:margin-left="0cm" fo:margin-right="0cm" fo:margin-top="0.007cm" fo:margin-bottom="0cm" style:contextual-spacing="false" fo:text-align="justify" style:justify-single-word="false" fo:orphans="0" fo:widows="0" fo:text-indent="0.365cm" style:auto-text-indent="false" style:text-autospace="none"/>
    </style:style>
    <style:style style:name="P10" style:family="paragraph" style:parent-style-name="Standard">
      <style:paragraph-properties fo:margin-left="0cm" fo:margin-right="0cm" fo:margin-top="0.661cm" fo:margin-bottom="0cm" style:contextual-spacing="false" fo:text-align="justify" style:justify-single-word="false" fo:orphans="0" fo:widows="0" fo:text-indent="0.365cm" style:auto-text-indent="false" style:text-autospace="none"/>
    </style:style>
    <style:style style:name="P11" style:family="paragraph" style:parent-style-name="Standard">
      <style:paragraph-properties fo:margin-left="0cm" fo:margin-right="0cm" fo:text-align="justify" style:justify-single-word="false" fo:orphans="0" fo:widows="0" fo:text-indent="0.372cm" style:auto-text-indent="false" style:text-autospace="none"/>
    </style:style>
    <style:style style:name="P12" style:family="paragraph" style:parent-style-name="Standard">
      <style:paragraph-properties fo:margin-left="0cm" fo:margin-right="0cm" fo:margin-top="0.083cm" fo:margin-bottom="0cm" style:contextual-spacing="false" fo:text-align="justify" style:justify-single-word="false" fo:orphans="0" fo:widows="0" fo:text-indent="0.372cm" style:auto-text-indent="false" style:text-autospace="none"/>
    </style:style>
    <style:style style:name="P13" style:family="paragraph" style:parent-style-name="Standard">
      <style:paragraph-properties fo:margin-left="0cm" fo:margin-right="0cm" fo:margin-top="0.67cm" fo:margin-bottom="0cm" style:contextual-spacing="false" fo:text-align="justify" style:justify-single-word="false" fo:orphans="0" fo:widows="0" fo:text-indent="0.372cm" style:auto-text-indent="false" style:text-autospace="none"/>
    </style:style>
    <style:style style:name="P14" style:family="paragraph" style:parent-style-name="Standard">
      <style:paragraph-properties fo:margin-left="0cm" fo:margin-right="0cm" fo:margin-top="0.028cm" fo:margin-bottom="0cm" style:contextual-spacing="false" fo:text-align="justify" style:justify-single-word="false" fo:orphans="0" fo:widows="0" fo:text-indent="0.372cm" style:auto-text-indent="false" style:text-autospace="none"/>
    </style:style>
    <style:style style:name="P15" style:family="paragraph" style:parent-style-name="Standard">
      <style:paragraph-properties fo:margin-left="0cm" fo:margin-right="0cm" fo:margin-top="0.005cm" fo:margin-bottom="0cm" style:contextual-spacing="false" fo:text-align="justify" style:justify-single-word="false" fo:orphans="0" fo:widows="0" fo:text-indent="0.39cm" style:auto-text-indent="false" style:text-autospace="none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0.39cm" style:auto-text-indent="false" style:text-autospace="none"/>
    </style:style>
    <style:style style:name="P17" style:family="paragraph" style:parent-style-name="Standard">
      <style:paragraph-properties fo:margin-left="0cm" fo:margin-right="0cm" fo:margin-top="0.016cm" fo:margin-bottom="0cm" style:contextual-spacing="false" fo:text-align="justify" style:justify-single-word="false" fo:orphans="0" fo:widows="0" fo:text-indent="0.39cm" style:auto-text-indent="false" style:text-autospace="none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0.381cm" style:auto-text-indent="false" style:text-autospace="none"/>
    </style:style>
    <style:style style:name="P19" style:family="paragraph" style:parent-style-name="Standard">
      <style:paragraph-properties fo:margin-left="0cm" fo:margin-right="0cm" fo:margin-top="0.176cm" fo:margin-bottom="0cm" style:contextual-spacing="false" fo:text-align="justify" style:justify-single-word="false" fo:orphans="0" fo:widows="0" fo:text-indent="0.381cm" style:auto-text-indent="false" style:text-autospace="none"/>
    </style:style>
    <style:style style:name="P20" style:family="paragraph" style:parent-style-name="Standard">
      <style:paragraph-properties fo:margin-left="0cm" fo:margin-right="0cm" fo:margin-top="0.035cm" fo:margin-bottom="0cm" style:contextual-spacing="false" fo:text-align="justify" style:justify-single-word="false" fo:orphans="0" fo:widows="0" fo:text-indent="0.381cm" style:auto-text-indent="false" style:text-autospace="none"/>
    </style:style>
    <style:style style:name="P21" style:family="paragraph" style:parent-style-name="Standard">
      <style:paragraph-properties fo:margin-left="0cm" fo:margin-right="0cm" fo:text-align="justify" style:justify-single-word="false" fo:orphans="0" fo:widows="0" fo:text-indent="0.347cm" style:auto-text-indent="false" style:text-autospace="none"/>
    </style:style>
    <style:style style:name="P22" style:family="paragraph" style:parent-style-name="Standard">
      <style:paragraph-properties fo:margin-left="0cm" fo:margin-right="0cm" fo:margin-top="0.007cm" fo:margin-bottom="0cm" style:contextual-spacing="false" fo:text-align="justify" style:justify-single-word="false" fo:orphans="0" fo:widows="0" fo:text-indent="0.407cm" style:auto-text-indent="false" style:text-autospace="none"/>
    </style:style>
    <style:style style:name="P23" style:family="paragraph" style:parent-style-name="Standard">
      <style:paragraph-properties fo:margin-left="0cm" fo:margin-right="0cm" fo:text-align="justify" style:justify-single-word="false" fo:orphans="0" fo:widows="0" fo:text-indent="0.407cm" style:auto-text-indent="false" style:text-autospace="none"/>
    </style:style>
    <style:style style:name="P24" style:family="paragraph" style:parent-style-name="Standard">
      <style:paragraph-properties fo:margin-left="0cm" fo:margin-right="0cm" fo:margin-top="0.78cm" fo:margin-bottom="0cm" style:contextual-spacing="false" fo:text-align="justify" style:justify-single-word="false" fo:orphans="0" fo:widows="0" fo:text-indent="0.356cm" style:auto-text-indent="false" style:text-autospace="none"/>
    </style:style>
    <style:style style:name="P25" style:family="paragraph" style:parent-style-name="Standard">
      <style:paragraph-properties fo:margin-left="0cm" fo:margin-right="0cm" fo:text-align="justify" style:justify-single-word="false" fo:orphans="0" fo:widows="0" fo:text-indent="0.356cm" style:auto-text-indent="false" style:text-autospace="none"/>
    </style:style>
    <style:style style:name="P26" style:family="paragraph" style:parent-style-name="Standard">
      <style:paragraph-properties fo:margin-left="0cm" fo:margin-right="0cm" fo:margin-top="0.041cm" fo:margin-bottom="0cm" style:contextual-spacing="false" fo:text-align="justify" style:justify-single-word="false" fo:orphans="0" fo:widows="0" fo:text-indent="0.356cm" style:auto-text-indent="false" style:text-autospace="none"/>
    </style:style>
    <style:style style:name="P27" style:family="paragraph" style:parent-style-name="Standard">
      <style:paragraph-properties fo:margin-left="0cm" fo:margin-right="0cm" fo:margin-top="0.032cm" fo:margin-bottom="0cm" style:contextual-spacing="false" fo:text-align="justify" style:justify-single-word="false" fo:orphans="0" fo:widows="0" fo:text-indent="0.356cm" style:auto-text-indent="false" style:text-autospace="none"/>
    </style:style>
    <style:style style:name="P28" style:family="paragraph" style:parent-style-name="Standard">
      <style:paragraph-properties fo:margin-left="0cm" fo:margin-right="0cm" fo:margin-top="0.025cm" fo:margin-bottom="0cm" style:contextual-spacing="false" fo:text-align="justify" style:justify-single-word="false" fo:orphans="0" fo:widows="0" fo:text-indent="0.392cm" style:auto-text-indent="false" style:text-autospace="none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.534cm" style:auto-text-indent="false" style:text-autospace="none"/>
    </style:style>
    <style:style style:name="P30" style:family="paragraph" style:parent-style-name="Standard">
      <style:paragraph-properties fo:margin-left="0cm" fo:margin-right="0cm" fo:margin-top="0.651cm" fo:margin-bottom="0cm" style:contextual-spacing="false" fo:text-align="justify" style:justify-single-word="false" fo:orphans="0" fo:widows="0" fo:text-indent="0.399cm" style:auto-text-indent="false" style:text-autospace="none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0.399cm" style:auto-text-indent="false" style:text-autospace="none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0.441cm" style:auto-text-indent="false" style:text-autospace="none"/>
    </style:style>
    <style:style style:name="P33" style:family="paragraph" style:parent-style-name="Standard">
      <style:paragraph-properties fo:margin-left="0cm" fo:margin-right="0cm" fo:text-align="justify" style:justify-single-word="false" fo:orphans="0" fo:widows="0" fo:text-indent="0.552cm" style:auto-text-indent="false" style:text-autospace="none"/>
    </style:style>
    <style:style style:name="P34" style:family="paragraph" style:parent-style-name="Standard">
      <style:paragraph-properties fo:margin-left="0cm" fo:margin-right="0cm" fo:text-align="justify" style:justify-single-word="false" fo:orphans="0" fo:widows="0" fo:text-indent="0.383cm" style:auto-text-indent="false" style:text-autospace="none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0.365cm" style:auto-text-indent="false" style:text-autospace="none"/>
      <style:text-properties style:font-name="Arial" fo:font-size="7pt" style:font-size-asian="7pt" style:font-name-complex="Arial" style:font-size-complex="7pt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0.347cm" style:auto-text-indent="false" style:text-autospace="none"/>
      <style:text-properties style:font-name="Arial" fo:font-size="7pt" style:font-size-asian="7pt" style:font-name-complex="Arial" style:font-size-complex="7pt"/>
    </style:style>
    <style:style style:name="P38" style:family="paragraph" style:parent-style-name="Standard">
      <style:paragraph-properties fo:text-align="justify" style:justify-single-word="false" fo:orphans="0" fo:widows="0" style:text-autospace="none"/>
      <style:text-properties style:font-name="Arial" fo:font-size="7pt" style:font-size-asian="7pt" style:font-name-complex="Arial" style:font-size-complex="7pt"/>
    </style:style>
    <style:style style:name="P39" style:family="paragraph" style:parent-style-name="Standard">
      <style:paragraph-properties fo:margin-left="0cm" fo:margin-right="0cm" fo:text-align="justify" style:justify-single-word="false" fo:orphans="0" fo:widows="0" fo:text-indent="0.381cm" style:auto-text-indent="false" style:text-autospace="none"/>
      <style:text-properties style:font-name="Arial" fo:font-size="7pt" style:font-size-asian="7pt" style:font-name-complex="Arial" style:font-size-complex="7pt"/>
    </style:style>
    <style:style style:name="P40" style:family="paragraph" style:parent-style-name="Standard">
      <style:paragraph-properties fo:margin-left="0cm" fo:margin-right="0cm" fo:text-align="justify" style:justify-single-word="false" fo:orphans="0" fo:widows="0" fo:text-indent="0.356cm" style:auto-text-indent="false" style:text-autospace="none"/>
      <style:text-properties style:font-name="Arial" fo:font-size="7pt" style:font-size-asian="7pt" style:font-name-complex="Arial" style:font-size-complex="7pt"/>
    </style:style>
    <style:style style:name="P41" style:family="paragraph" style:parent-style-name="Standard">
      <style:paragraph-properties fo:margin-left="0cm" fo:margin-right="0cm" fo:margin-top="0.032cm" fo:margin-bottom="0cm" style:contextual-spacing="false" fo:text-align="justify" style:justify-single-word="false" fo:orphans="0" fo:widows="0" fo:text-indent="0.356cm" style:auto-text-indent="false" style:text-autospace="none"/>
      <style:text-properties style:font-name="Arial" fo:font-size="7pt" style:font-size-asian="7pt" style:font-name-complex="Arial" style:font-size-complex="7pt"/>
    </style:style>
    <style:style style:name="P42" style:family="paragraph" style:parent-style-name="Standard">
      <style:paragraph-properties fo:margin-left="0cm" fo:margin-right="0cm" fo:text-align="justify" style:justify-single-word="false" fo:orphans="0" fo:widows="0" fo:text-indent="0.406cm" style:auto-text-indent="false" style:text-autospace="none"/>
      <style:text-properties style:font-name="Arial" fo:font-size="7pt" style:font-size-asian="7pt" style:font-name-complex="Arial" style:font-size-complex="7pt"/>
    </style:style>
    <style:style style:name="P43" style:family="paragraph" style:parent-style-name="Standard">
      <style:paragraph-properties fo:margin-left="0cm" fo:margin-right="0cm" fo:text-align="justify" style:justify-single-word="false" fo:orphans="0" fo:widows="0" fo:text-indent="0.552cm" style:auto-text-indent="false" style:text-autospace="none"/>
      <style:text-properties style:font-name="Arial" fo:font-size="7pt" style:font-size-asian="7pt" style:font-name-complex="Arial" style:font-size-complex="7pt"/>
    </style:style>
    <style:style style:name="P44" style:family="paragraph" style:parent-style-name="Standard">
      <style:paragraph-properties fo:margin-left="0cm" fo:margin-right="0cm" fo:text-align="justify" style:justify-single-word="false" fo:orphans="0" fo:widows="0" fo:text-indent="0.534cm" style:auto-text-indent="false" style:text-autospace="none"/>
      <style:text-properties style:font-name="Arial" fo:font-size="7pt" style:font-size-asian="7pt" style:font-name-complex="Arial" style:font-size-complex="7pt"/>
    </style:style>
    <style:style style:name="P45" style:family="paragraph" style:parent-style-name="Standard">
      <style:paragraph-properties fo:margin-left="0cm" fo:margin-right="0cm" fo:text-align="justify" style:justify-single-word="false" fo:orphans="0" fo:widows="0" fo:text-indent="0.372cm" style:auto-text-indent="false" style:text-autospace="none"/>
      <style:text-properties style:font-name="Arial" fo:font-size="7pt" style:font-size-asian="7pt" style:font-name-complex="Arial" style:font-size-complex="7pt"/>
    </style:style>
    <style:style style:name="P46" style:family="paragraph" style:parent-style-name="Standard">
      <style:text-properties style:font-name="Arial" fo:font-size="7pt" style:font-size-asian="7pt" style:font-name-complex="Arial" style:font-size-complex="7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7pt"/>
    </style:style>
    <style:style style:name="P48" style:family="paragraph" style:parent-style-name="Standard">
      <style:paragraph-properties fo:orphans="0" fo:widows="0" style:text-autospace="none"/>
      <style:text-properties style:font-name="Arial" fo:font-size="7pt" style:font-size-asian="7pt" style:font-name-complex="Arial" style:font-size-complex="7pt"/>
    </style:style>
    <style:style style:name="P49" style:family="paragraph" style:parent-style-name="Standard">
      <style:paragraph-properties fo:margin-left="0.088cm" fo:margin-right="0cm" fo:orphans="0" fo:widows="0" fo:text-indent="0cm" style:auto-text-indent="false" style:text-autospace="none"/>
      <style:text-properties style:font-name="Arial" fo:font-size="7pt" style:font-size-asian="7pt" style:font-name-complex="Arial" style:font-size-complex="7pt"/>
    </style:style>
    <style:style style:name="P50" style:family="paragraph" style:parent-style-name="Standard">
      <style:paragraph-properties fo:orphans="0" fo:widows="0"/>
      <style:text-properties style:font-name="Arial" fo:font-size="7pt" style:font-size-asian="7pt" style:font-name-complex="Arial" style:font-size-complex="7pt"/>
    </style:style>
    <style:style style:name="P51" style:family="paragraph" style:parent-style-name="Standard">
      <style:paragraph-properties fo:margin-left="0cm" fo:margin-right="0cm" fo:text-indent="0.494cm" style:auto-text-indent="false"/>
      <style:text-properties style:font-name="Arial" fo:font-size="7pt" style:font-size-asian="7pt" style:font-name-complex="Arial" style:font-size-complex="7pt"/>
    </style:style>
    <style:style style:name="P52" style:family="paragraph" style:parent-style-name="Standard">
      <style:text-properties style:font-name="Arial" fo:font-size="7pt" fo:font-weight="bold" style:font-size-asian="7pt" style:font-weight-asian="bold" style:font-name-complex="Arial" style:font-size-complex="7pt"/>
    </style:style>
    <style:style style:name="P53" style:family="paragraph" style:parent-style-name="Standard">
      <style:paragraph-properties fo:margin-left="0cm" fo:margin-right="0cm" fo:text-align="justify" style:justify-single-word="false" fo:orphans="0" fo:widows="0" fo:text-indent="0.441cm" style:auto-text-indent="false" style:text-autospace="none"/>
      <style:text-properties style:font-name="Arial" fo:font-size="7pt" fo:font-weight="bold" style:font-size-asian="7pt" style:font-weight-asian="bold" style:font-name-complex="Arial" style:font-size-complex="7pt"/>
    </style:style>
    <style:style style:name="P54" style:family="paragraph" style:parent-style-name="Standard">
      <style:paragraph-properties fo:margin-left="0cm" fo:margin-right="0cm" fo:text-align="justify" style:justify-single-word="false" fo:orphans="0" fo:widows="0" fo:text-indent="0.924cm" style:auto-text-indent="false" style:text-autospace="none"/>
      <style:text-properties style:font-name="Arial" fo:font-size="7pt" fo:font-weight="bold" style:font-size-asian="7pt" style:font-weight-asian="bold" style:font-name-complex="Arial" style:font-size-complex="7pt"/>
    </style:style>
    <style:style style:name="P55" style:family="paragraph" style:parent-style-name="Standard">
      <style:paragraph-properties fo:margin-left="0cm" fo:margin-right="0cm" fo:margin-top="0.007cm" fo:margin-bottom="0cm" style:contextual-spacing="false" fo:text-align="justify" style:justify-single-word="false" fo:orphans="0" fo:widows="0" fo:text-indent="0.365cm" style:auto-text-indent="false" style:text-autospace="none"/>
      <style:text-properties style:font-name="Arial" fo:font-size="7pt" fo:font-weight="bold" style:font-size-asian="7pt" style:font-weight-asian="bold" style:font-name-complex="Arial" style:font-size-complex="7pt"/>
    </style:style>
    <style:style style:name="P56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57" style:family="paragraph" style:parent-style-name="Standard">
      <style:text-properties fo:language="en" fo:country="US"/>
    </style:style>
    <style:style style:name="P58" style:family="paragraph" style:parent-style-name="Standard">
      <style:paragraph-properties fo:margin-left="0cm" fo:margin-right="0cm" fo:text-indent="0.494cm" style:auto-text-indent="false"/>
    </style:style>
    <style:style style:name="P59" style:family="paragraph" style:parent-style-name="Standard">
      <style:paragraph-properties fo:margin-left="0cm" fo:margin-right="0cm" fo:text-indent="0.494cm" style:auto-text-indent="false" style:snap-to-layout-grid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7pt" style:font-size-asian="7pt" style:font-name-complex="Arial" style:font-size-complex="7pt"/>
    </style:style>
    <style:style style:name="T3" style:family="text">
      <style:text-properties style:font-name="Arial" fo:font-size="7pt" style:font-size-asian="7pt" style:font-name-complex="Arial" style:font-size-complex="7pt" text:display="none"/>
    </style:style>
    <style:style style:name="T4" style:family="text">
      <style:text-properties style:font-name="Arial" fo:font-size="7pt" style:font-name-asian="Arial" style:font-size-asian="7pt" style:font-name-complex="Arial" style:font-size-complex="7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style:font-name-asian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2">1</text:p>
            <text:p text:style-name="P2"/>
            <text:p text:style-name="P36">Выбрав самую сочную клубничку, фантующий берет ее в губы и угощает второго игрока. Тот лакомится не спеша, растягивая удовольствие от процесса и медленными кусочками откусывая от изумительного угощения. Следующую ягоду берет в губы второй игрок и теперь уже он угощает фантующего. </text:p>
            <text:p text:style-name="P8"><text:span text:style-name="T2">Если не дай бог, всю клубнику подло съела горничная, вам придется перейти на банан. В этом случае, очистив его, вы начинаете одновременно, с двух сторон поедать фрукт навстречу друг другу. Когда губы соприкоснутся, вы закусыва</text:span><text:span text:style-name="T3">-</text:span><text:span text:style-name="T2">ете свой десерт нежным французским поцелуем. </text:span></text:p>
            <text:p text:style-name="P46">Заменив три белых фанта в колоде желтыми, вы увлеченно продолжаете игру.</text:p>
          </table:table-cell>
          <table:table-cell table:style-name="Table1.A1" office:value-type="string">
            <text:p text:style-name="P56">2</text:p>
            <text:p text:style-name="P2"/>
            <text:p text:style-name="P11"><text:span text:style-name="T2">Мужчина рассказывает, какая женс</text:span><text:span text:style-name="T3">-</text:span><text:span text:style-name="T2">кая одежда, и особенно нижнее белье, кажутся ему наиболее привлекательны</text:span><text:span text:style-name="T3">-</text:span><text:span text:style-name="T2">ми и соблазнительными. Подробно ос</text:span><text:span text:style-name="T3">-</text:span><text:span text:style-name="T2">танавливаясь на деталях и особеннос</text:span><text:span text:style-name="T3">-</text:span><text:span text:style-name="T2">тях, он описывает, в чем бы он хотел увидеть девушку, в каком изысканном белье. Откровенничая, джентльмен фантазирует, насколько сексуально будет выглядеть в нем девушка, как эротично подчеркнет ее фигуру такое белье. </text:span></text:p>
            <text:p text:style-name="P11"><text:span text:style-name="T2">Продолжая эту крайне увлекатель</text:span><text:span text:style-name="T3">-</text:span><text:span text:style-name="T2">ную тему, девушка рассказывает, какое нижнее белье ей самой больше всего нравится, детализируя все нюансы,тон</text:span><text:span text:style-name="T3">-</text:span><text:span text:style-name="T2">кости и фасон. При этом старается кра</text:span><text:span text:style-name="T3">-</text:span><text:span text:style-name="T2">сиво описать, как она чувствует себя в нем, насколько соблазнительно выгля</text:span><text:span text:style-name="T3">-</text:span><text:span text:style-name="T2">дит. </text:span></text:p>
            <text:p text:style-name="P11"><text:span text:style-name="T2">«Проглотив слюнки», мужчина неж</text:span><text:span text:style-name="T3">-</text:span><text:span text:style-name="T2">но целует барышню в ушко.</text:span></text:p>
            <text:p text:style-name="P46"/>
          </table:table-cell>
          <table:table-cell table:style-name="Table1.A1" office:value-type="string">
            <text:p text:style-name="P2">3</text:p>
            <text:p text:style-name="P2"/>
            <text:p text:style-name="Standard"><text:span text:style-name="T2">Держа в руках ладонь девушки и нежно глядя в глаза, мужчина рассказы</text:span><text:span text:style-name="T3">-</text:span><text:span text:style-name="T2">вает, что ему кажется наиболее привле</text:span><text:span text:style-name="T3">-</text:span><text:span text:style-name="T2">кательным в ней, что влечет и манит. Что особенное и необычное он чувствует, глядя на нее, в чем выражается ее инди</text:span><text:span text:style-name="T3">-</text:span><text:span text:style-name="T2">видуальность и сексуальная привлека</text:span><text:span text:style-name="T3">-</text:span><text:span text:style-name="T2">тельность, что заставляет мечтать о ней и вызывает желание. После этого он нежно целует девушку в губы.</text:span></text:p>
          </table:table-cell>
        </table:table-row>
        <table:table-row table:style-name="Table1.1">
          <table:table-cell table:style-name="Table1.A1" office:value-type="string">
            <text:p text:style-name="P56">4</text:p>
            <text:p text:style-name="P2"/>
            <text:p text:style-name="P12"><text:span text:style-name="T2">Фантующий рассказывает о самом запомнившемся ему эротическом филь</text:span><text:span text:style-name="T3">-</text:span><text:span text:style-name="T2">ме, возможно чуть приукрашивая и до</text:span><text:span text:style-name="T3">-</text:span><text:span text:style-name="T2">полняя его. Он подробно описывает на</text:span><text:span text:style-name="T3">-</text:span><text:span text:style-name="T2">иболее романтические сцены и красочно иллюстрирует самые сексуальные эпи</text:span><text:span text:style-name="T3">-</text:span><text:span text:style-name="T2">зоды. При этом особое внимание стара</text:span><text:span text:style-name="T3">-</text:span><text:span text:style-name="T2">ется уделить чувствам и переживаниям героев, их эмоциям и ощущениям. </text:span></text:p>
            <text:p text:style-name="P11"><text:span text:style-name="T2">Выслушав это увлекательное воспо</text:span><text:span text:style-name="T3">-</text:span><text:span text:style-name="T2">минание, второй игрок фантазирует, что бы он дополнил или изменил в сюжете, если бы был на месте режиссера филь</text:span><text:span text:style-name="T3">-</text:span><text:span text:style-name="T2">ма или писал его сценарий. </text:span></text:p>
            <text:p text:style-name="P11"><text:span text:style-name="T2">Нет желания на следующем свидании посмотреть вдвоем этот любопытный фильм, уютно устроившись на диванчи</text:span><text:span text:style-name="T3">-</text:span><text:span text:style-name="T2">ке? </text:span></text:p>
            <text:p text:style-name="P11"><text:span text:style-name="T2">Закончив «доработку сценария», вто</text:span><text:span text:style-name="T3">-</text:span><text:span text:style-name="T2">рой игрок поит вином изо рта в рот фан</text:span><text:span text:style-name="T3">-</text:span><text:span text:style-name="T2">тующего и заменяет три белых фанта в колоде желтыми.</text:span></text:p>
            <text:p text:style-name="P47"/>
          </table:table-cell>
          <table:table-cell table:style-name="Table1.A1" office:value-type="string">
            <text:p text:style-name="P56">5</text:p>
            <text:p text:style-name="P2"/>
            <text:p text:style-name="P15"><text:span text:style-name="T2">Взяв в руку ладонь девушки, мужчина придвигается к ней ближе. Закрыв глаза и расслабившись, барышня рассказыва</text:span><text:span text:style-name="T3">-</text:span><text:span text:style-name="T2">ет, какие ощущения она испытывает во время нарастания сексуального возбуж</text:span><text:span text:style-name="T3">-</text:span><text:span text:style-name="T2">дения, что чувствует и переживает, чего ей при этом хочется больше всего, каких ласк, прикосновений, действий. Закон</text:span><text:span text:style-name="T3">-</text:span><text:span text:style-name="T2">чив рассказ, она нежно смотрит мужчи</text:span><text:span text:style-name="T3">-</text:span><text:span text:style-name="T2">не в глаза, заменяет пять белых фантов в колоде желтыми и выбирает любой следующий фант.</text:span></text:p>
            <text:p text:style-name="P46"/>
          </table:table-cell>
          <table:table-cell table:style-name="Table1.A1" office:value-type="string">
            <text:p text:style-name="P56">6</text:p>
            <text:p text:style-name="P2"/>
            <text:p text:style-name="P16"><text:span text:style-name="T2">Девушка откровенно рассказывает, было ли в ее жизни такое, когда кто-либо посторонний видел, как она занимается сексом. Она описывает ту пикантную ис</text:span><text:span text:style-name="T3">-</text:span><text:span text:style-name="T2">торию в деталях и подробностях, вспоми</text:span><text:span text:style-name="T3">-</text:span><text:span text:style-name="T2">ная, что испытала при этом, испугалась или наоборот, еще больше возбудилась. «Благодарный слушатель» может вы</text:span><text:span text:style-name="T3">-</text:span><text:span text:style-name="T2">спрашивать барышню обо всех тонкостях и нюансах происходившего, искренне со</text:span><text:span text:style-name="T3">-</text:span><text:span text:style-name="T2">переживая бедняжке, попавшей в столь неприличную историю. </text:span></text:p>
            <text:p text:style-name="P16"><text:span text:style-name="T2">Откровение девушки вознаграждается нежным поцелуем в губки и правом вы</text:span><text:span text:style-name="T3">-</text:span><text:span text:style-name="T2">брать следующий фант любого цвета.</text:span></text:p>
            <text:p text:style-name="P46"/>
          </table:table-cell>
        </table:table-row>
        <table:table-row table:style-name="Table1.1">
          <table:table-cell table:style-name="Table1.A1" office:value-type="string">
            <text:p text:style-name="P56">7</text:p>
            <text:p text:style-name="P18"><text:span text:style-name="T2">Мужчина подробно рассказывает, как он в первый раз занимался сексом. Опи</text:span><text:span text:style-name="T3">-</text:span><text:span text:style-name="T2">сывает, как все это происходило, где и с кем, что он чувствовал, какие ощущения и эмоции испытывал, чего стеснялся и как вел себя при этом, что делала его парт</text:span><text:span text:style-name="T3">-</text:span><text:span text:style-name="T2">нерша. Девушка может расспрашивать мужчину о деталях и нюансах происхо</text:span><text:span text:style-name="T3">-</text:span><text:span text:style-name="T2">дившего, а он обязан откровенно расска</text:span><text:span text:style-name="T3">-</text:span><text:span text:style-name="T2">зывать ей обо всем. </text:span></text:p>
            <text:p text:style-name="P18"><text:span text:style-name="T2">Выслушав историю мужчины, теперь уже барышня рассказывает свою. Но, может, описывая не как она потеряла де</text:span><text:span text:style-name="T3">-</text:span><text:span text:style-name="T2">вственность, а тот случай, когда впервые с удовольствием занималась сексом. Подробно вспоминая, как все это было тогда, она, не стесняясь, откровенничает о своих переживаниях и «смакует детали» былого. Теперь уже мужчина Может «по-извращаться», выспрашивая барышню о нюансах происходившего. </text:span></text:p>
            <text:p text:style-name="P1"><text:span text:style-name="T2">Завершив свои истории, вы благода</text:span><text:span text:style-name="T3">-</text:span><text:span text:style-name="T2">рите друг друга за откровенность поцелу</text:span><text:span text:style-name="T3">-</text:span><text:span text:style-name="T2">ем в губы.</text:span></text:p>
          </table:table-cell>
          <table:table-cell table:style-name="Table1.A1" office:value-type="string">
            <text:p text:style-name="P1"><text:span text:style-name="T6">8</text:span><text:span text:style-name="T1"> </text:span></text:p>
            <text:p text:style-name="P2"/>
            <text:p text:style-name="P1"><text:span text:style-name="T2">Мужчина целует руку девушке. Сна</text:span><text:span text:style-name="T3">-</text:span><text:span text:style-name="T2">чала он делает это как партнеру по биз</text:span><text:span text:style-name="T3">-</text:span><text:span text:style-name="T2">несу, затем — из вежливости, потом </text:span><text:span text:style-name="T3">–</text:span><text:span text:style-name="T2">как поклонник певице и, наконец, — как любовник своей избраннице. </text:span></text:p>
            <text:p text:style-name="P4"><text:span text:style-name="T2">Девушка оценивает правдоподоб</text:span><text:span text:style-name="T3">-</text:span><text:span text:style-name="T2">ность поцелуев и, если все получилось как и было задумано, награждает муж</text:span><text:span text:style-name="T3">-</text:span><text:span text:style-name="T2">чину поцелуем любовницы в губы</text:span></text:p>
          </table:table-cell>
          <table:table-cell table:style-name="Table1.A1" office:value-type="string">
            <text:p text:style-name="P2">9</text:p>
            <text:p text:style-name="P2"/>
            <text:p text:style-name="P6"><text:span text:style-name="T2">Взяв в руку ладонь девушки, мужчи</text:span><text:span text:style-name="T3">-</text:span><text:span text:style-name="T2">на придвигается к ней поближе, гото</text:span><text:span text:style-name="T3">-</text:span><text:span text:style-name="T2">вясь внимательно слушать. Закрыв глаза и настроившись на романтическое состояние, девушка вспоминает о не</text:span><text:span text:style-name="T3">-</text:span><text:span text:style-name="T2">обычной эротической истории, приклю</text:span><text:span text:style-name="T3">-</text:span><text:span text:style-name="T2">чившейся как-то с ее подругой, красоч</text:span><text:span text:style-name="T3">-</text:span><text:span text:style-name="T2">но описывая чувства и переживания, ис</text:span><text:span text:style-name="T3">-</text:span><text:span text:style-name="T2">пытанные той. При этом особое внима</text:span><text:span text:style-name="T3">-</text:span><text:span text:style-name="T2">ние она старается уделить эмоциям и ощущениям той барышни, детально ос</text:span><text:span text:style-name="T3">-</text:span><text:span text:style-name="T2">танавливаясь на мельчайших нюансах и особенностях «сексуального приключе</text:span><text:span text:style-name="T3">-</text:span><text:span text:style-name="T2">ния» подруги. </text:span></text:p>
            <text:p text:style-name="Standard"><text:span text:style-name="T2">Когда рассказ завершится, вы по оче</text:span><text:span text:style-name="T3">-</text:span><text:span text:style-name="T2">реди выпиваете изо рта друг друга по глотку вина, и девушка выбирает следу</text:span><text:span text:style-name="T3">-</text:span><text:span text:style-name="T2">ющий фант любого цвета</text:span></text:p>
          </table:table-cell>
        </table:table-row>
      </table:table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2">10</text:p>
            <text:p text:style-name="P2"/>
            <text:p text:style-name="P1"><text:span text:style-name="T2">Мужчина прижимает ухо к груди де</text:span><text:span text:style-name="T3">-</text:span><text:span text:style-name="T2">вушки и внимательно слушает, как бьет</text:span><text:span text:style-name="T3">-</text:span><text:span text:style-name="T2">ся ее сердце. При этом, засекая время, он рассчитывает ее пульс. </text:span></text:p>
            <text:p text:style-name="P46">Закончив «обследование», он целует ей руку и заменяет три белых фанта в колоде желтыми</text:p>
          </table:table-cell>
          <table:table-cell table:style-name="Table2.A1" office:value-type="string">
            <text:p text:style-name="P2">11</text:p>
            <text:p text:style-name="P2"/>
            <text:p text:style-name="Standard"><text:span text:style-name="T2">Игроки, держась за руки и нежно глядя в глаза, поочередно говорят друг другу комплименты романтического ха</text:span><text:span text:style-name="T3">-</text:span><text:span text:style-name="T2">рактера. Начинает мужчина. При этом комплименты не должны повторяться, а на раздумья дается не более десяти се</text:span><text:span text:style-name="T3">-</text:span><text:span text:style-name="T2">кунд. Тот, кто скажет их больше, не спеша и чувственно снимает с другого одну часть одежды, а затем нежно целу</text:span><text:span text:style-name="T3">-</text:span><text:span text:style-name="T2">ет его в губы.</text:span></text:p>
          </table:table-cell>
          <table:table-cell table:style-name="Table2.A1" office:value-type="string">
            <text:p text:style-name="P2">12</text:p>
            <text:p text:style-name="P2"/>
            <text:p text:style-name="P21"><text:span text:style-name="T2">Фантующему завязывают глаза, а второй игрок заботливо и игриво кормит его из своих рук ягодами, фруктами и сладостями пока тот не насытится. После этого он дает ему запить это ла</text:span><text:span text:style-name="T3">-</text:span><text:span text:style-name="T2">комство глотком вина из своего рта. </text:span></text:p>
            <text:p text:style-name="P37">В благодарность фантующий говорит партнеру изысканный романтический комплимент. </text:p>
            <text:p text:style-name="Standard"><text:span text:style-name="T2">Заменив три белых фанта в колоде желтыми, вы продолжаете свою увлека</text:span><text:span text:style-name="T3">-</text:span><text:span text:style-name="T2">тельную игру</text:span></text:p>
          </table:table-cell>
        </table:table-row>
        <table:table-row table:style-name="Table2.1">
          <table:table-cell table:style-name="Table2.A1" office:value-type="string">
            <text:p text:style-name="P2">13</text:p>
            <text:p text:style-name="P2"/>
            <text:p text:style-name="P22"><text:span text:style-name="T2">Фантующий откровенно рассказыва</text:span><text:span text:style-name="T3">-</text:span><text:span text:style-name="T2">ет, занимался ли он когда-либо группо</text:span><text:span text:style-name="T3">-</text:span><text:span text:style-name="T2">вым сексом. Он описывает ту историю в деталях и подробностях, вспоминая, как все происходило, что он испытывал при этом, возбуждало ли что-то его особен</text:span><text:span text:style-name="T3">-</text:span><text:span text:style-name="T2">но. Второй игрок может просить его подробней остановиться на конкретных деталях той истории, а он, не стесняясь, обязан отвечать на все такие вопросы. </text:span></text:p>
            <text:p text:style-name="P23"><text:span text:style-name="T2">После этого вы меняетесь ролями, и теперь фантующий превращается во внимательного слушателя, а второй игрок — в предельно откровенного рас</text:span><text:span text:style-name="T3">-</text:span><text:span text:style-name="T2">сказчика. </text:span></text:p>
            <text:p text:style-name="P11"><text:span text:style-name="T2">Завершив свои истории, вы благода</text:span><text:span text:style-name="T3">-</text:span><text:span text:style-name="T2">рите друг друга за откровенность поце</text:span><text:span text:style-name="T3">-</text:span><text:span text:style-name="T2">луем в губы и заменяете три белых фанта в колоде желтыми.</text:span></text:p>
            <text:p text:style-name="P47"/>
          </table:table-cell>
          <table:table-cell table:style-name="Table2.A1" office:value-type="string">
            <text:p text:style-name="P2">14</text:p>
            <text:p text:style-name="P2"/>
            <text:p text:style-name="P8"><text:span text:style-name="T2">Девушка рассказывает, какую мужс</text:span><text:span text:style-name="T3">-</text:span><text:span text:style-name="T2">кую одежду, и особенно нижнее белье, она считает наиболее привлекательной и соблазнительной. Каким образом оде</text:span><text:span text:style-name="T3">-</text:span><text:span text:style-name="T2">тый (или раздетый) мужчина кажется ей выглядящим наиболее сексуально. Под</text:span><text:span text:style-name="T3">-</text:span><text:span text:style-name="T2">робно останавливаясь на деталях и осо</text:span><text:span text:style-name="T3">-</text:span><text:span text:style-name="T2">бенностях, она описывает, в чем бы хо</text:span><text:span text:style-name="T3">-</text:span><text:span text:style-name="T2">тела увидеть сегодняшнего своего парт</text:span><text:span text:style-name="T3">-</text:span><text:span text:style-name="T2">нера, включая нижнее белье. Размыш</text:span><text:span text:style-name="T3">-</text:span><text:span text:style-name="T2">ляя вслух, словно режиссер женского клуба, она фантазирует, насколько соб</text:span><text:span text:style-name="T3">-</text:span><text:span text:style-name="T2">лазнительно он будет выглядеть, как эротично подчеркнет его фигуру такое белье. </text:span></text:p>
            <text:p text:style-name="Standard"><text:span text:style-name="T2">Завершив свой увлекательный рас</text:span><text:span text:style-name="T3">-</text:span><text:span text:style-name="T2">сказ, девушка нежно целует мужчину в щеку и выбирает следующий фант лю</text:span><text:span text:style-name="T3">-</text:span><text:span text:style-name="T2">бого цвета.</text:span></text:p>
          </table:table-cell>
          <table:table-cell table:style-name="Table2.A1" office:value-type="string">
            <text:p text:style-name="P1"><text:span text:style-name="T1">15 </text:span></text:p>
            <text:p text:style-name="P2"/>
            <text:p text:style-name="P1"><text:span text:style-name="T2">Держа в руках ладонь девушки и глядя ей в лицо, мужчина признается, какая часть ее тела кроме глазок кажет</text:span><text:span text:style-name="T3">-</text:span><text:span text:style-name="T2">ся ему наиболее привлекательной, как он хотел бы нежно и страстно целовать и ласкать ее. </text:span></text:p>
            <text:p text:style-name="P16"><text:span text:style-name="T2">В благодарность за смелость и откро</text:span><text:span text:style-name="T3">-</text:span><text:span text:style-name="T2">вение девушка награждает его поцелуем в губы и заменяет пять белых фантов в колоде желтыми.</text:span></text:p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1"><text:span text:style-name="T1">16 </text:span></text:p>
            <text:p text:style-name="P2"/>
            <text:p text:style-name="P47">«Нежный танец двух змеек», — так </text:p>
            <text:p text:style-name="P5"><text:span text:style-name="T2">можно назвать это задание. Держа руки друг у друга на талии и не касаясь губа</text:span><text:span text:style-name="T3">-</text:span><text:span text:style-name="T2">ми, вы играете языками, словно делая необычный французский поцелуй. При этом можно меняться активной ролью, так получится интересней. Например, сначала ведущую роль играет девушка, обвиваясь своим языком вокруг мужс</text:span><text:span text:style-name="T3">-</text:span><text:span text:style-name="T2">кого, а затем это делает джентльмен. </text:span></text:p>
            <text:p text:style-name="P48">Заменив три белых фанта в колоде </text:p>
            <text:p text:style-name="P5"><text:span text:style-name="T2">желтыми, девушка выбирает любое сле</text:span><text:span text:style-name="T3">-</text:span><text:span text:style-name="T2">дующее задание.</text:span></text:p>
            <text:p text:style-name="P47"/>
          </table:table-cell>
          <table:table-cell table:style-name="Table2.A1" office:value-type="string">
            <text:p text:style-name="P2">17</text:p>
            <text:p text:style-name="P2"/>
            <text:p text:style-name="P18"><text:span text:style-name="T2">Танцуя медленный танец под роман</text:span><text:span text:style-name="T3">-</text:span><text:span text:style-name="T2">тическую музыку, вы тесно прижимае</text:span><text:span text:style-name="T3">-</text:span><text:span text:style-name="T2">тесь и ласкаете друг друга. Мужчина чувственно целует девушку в шею, гла</text:span><text:span text:style-name="T3">-</text:span><text:span text:style-name="T2">дит ей спину, бедра, попочку, а она нежно обнимает его, потираясь грудью и животиком. Все это делается так, чтобы ласки были очень чувственными и при</text:span><text:span text:style-name="T3">-</text:span><text:span text:style-name="T2">ятными для обоих из вас, возбуждая и вызывая желание. </text:span></text:p>
            <text:p text:style-name="P18"><text:span text:style-name="T2">Закончив танец, девушка целует муж</text:span><text:span text:style-name="T3">-</text:span><text:span text:style-name="T2">чину в губы, дав немножко пососать свой язычок. Затем она выбирает любой следующий фант или принимает реше</text:span><text:span text:style-name="T3">-</text:span><text:span text:style-name="T2">ние о переходе к «желтой» игре.</text:span></text:p>
            <text:p text:style-name="P50"/>
          </table:table-cell>
          <table:table-cell table:style-name="Table2.A1" office:value-type="string">
            <text:p text:style-name="P1"><text:span text:style-name="T1">18 </text:span></text:p>
            <text:p text:style-name="P2"/>
            <text:p text:style-name="P1"><text:span text:style-name="T2">Стараясь делать все максимально эротично, фантующий съедает фрукт или сладость, которую ему подбирает партнер. Что он при этом представит</text:span><text:span text:style-name="T3">-</text:span><text:span text:style-name="T2">его личное дело, но выглядеть все должно предельно вызывающе и откро</text:span><text:span text:style-name="T3">-</text:span><text:span text:style-name="T2">венно. </text:span></text:p>
            <text:p text:style-name="Standard"><text:span text:style-name="T2">Если второму игроку понравится та</text:span><text:span text:style-name="T3">-</text:span><text:span text:style-name="T2">кой мини-спектакль, он награждает «ак</text:span><text:span text:style-name="T3">-</text:span><text:span text:style-name="T2">тера» нежным поцелуем в губы и заменяет три белых фанта в колоде желтыми.</text:span></text:p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 table:number-columns-repeated="2"/>
        <table:table-column table:style-name="Table3.C"/>
        <text:soft-page-break/>
        <table:table-row table:style-name="Table3.1">
          <table:table-cell table:style-name="Table3.A1" office:value-type="string">
            <text:p text:style-name="P2">19</text:p>
            <text:p text:style-name="P13"><text:span text:style-name="T2">Девушка откровенно рассказывает, нравится ли ей быть обнаженной перед посторонними, возбуждает это или на</text:span><text:span text:style-name="T3">-</text:span><text:span text:style-name="T2">оборот, больше смущает и сковывает. Что она чувствует, ловя откровенные взгляды на своем неприкрытом теле. Приходилось ли ей бывать на нуд</text:span><text:span text:style-name="T3">-</text:span><text:span text:style-name="T2">дистстском пляже или хотя бы загорать топ-лесс. Ведь, например, в австрийских банях все должны быть полностью раз</text:span><text:span text:style-name="T3">-</text:span><text:span text:style-name="T2">деты, таков порядок и все спокойно сле</text:span><text:span text:style-name="T3">-</text:span><text:span text:style-name="T2">дуют ему. А она, стала бы смущаться или с интересом посмотрела на других и показала себя? Быть может, ей самой нравится подсматривать за другими, тогда больше за кем, мужчинами или женщинами? </text:span></text:p>
            <text:p text:style-name="Standard"><text:span text:style-name="T2">В благодарность за откровение муж</text:span><text:span text:style-name="T3">-</text:span><text:span text:style-name="T2">чина нежно целует барышню в шейку</text:span></text:p>
          </table:table-cell>
          <table:table-cell table:style-name="Table3.A1" office:value-type="string">
            <text:p text:style-name="P1"><text:span text:style-name="T1">20 </text:span></text:p>
            <text:p text:style-name="P2"/>
            <text:p text:style-name="P3"/>
            <text:p text:style-name="Standard"><text:span text:style-name="T1"><text:s text:c="4"/></text:span><text:span text:style-name="T2">Взяв небольшой кубик льда в рот, </text:span></text:p>
            <text:p text:style-name="P38">мужчина передает его в рот девушке. </text:p>
            <text:p text:style-name="P46">Через мгновение она так же возвращает его назад. И так таз за разом, пока кубик не растает окончательно. Тот, у кого он исчез во рту, становится проигравшим и снимает с себя одну часть одежды. Но только вы оба обязаны поступать честно!</text:p>
          </table:table-cell>
          <table:table-cell table:style-name="Table3.A1" office:value-type="string">
            <text:p text:style-name="P2">21</text:p>
            <text:p text:style-name="P24"><text:span text:style-name="T2">Рассматривая позы Каталога, барыш</text:span><text:span text:style-name="T3">-</text:span><text:span text:style-name="T2">ня выбирает наиболее понравившуюся ей сценку и придумывает романтичес</text:span><text:span text:style-name="T3">-</text:span><text:span text:style-name="T2">кую историю, финалом которой она яви</text:span><text:span text:style-name="T3">-</text:span><text:span text:style-name="T2">лась. При этом ощущения, переживания и чувства участников такой истории во время изображенного действа девушка пытается описать максимально подроб</text:span><text:span text:style-name="T3">-</text:span><text:span text:style-name="T2">но и чувственно. Мужчина во время рас</text:span><text:span text:style-name="T3">-</text:span><text:span text:style-name="T2">сказа может дополнять ее, комментиро</text:span><text:span text:style-name="T3">-</text:span><text:span text:style-name="T2">вать или расспрашивать подробности вымышленного любовного приключе</text:span><text:span text:style-name="T3">-</text:span><text:span text:style-name="T2">ния. </text:span></text:p>
            <text:p text:style-name="P25"><text:span text:style-name="T2">Закончив свой рассказ, девушка вы</text:span><text:span text:style-name="T3">-</text:span><text:span text:style-name="T2">бирает любой белый или желтый фант.</text:span></text:p>
            <text:p text:style-name="P46"/>
          </table:table-cell>
        </table:table-row>
        <table:table-row table:style-name="Table3.1">
          <table:table-cell table:style-name="Table3.A1" office:value-type="string">
            <text:p text:style-name="P2">22</text:p>
            <text:p text:style-name="P18"><text:span text:style-name="T2">Держа мужчину за руку, девушка за</text:span><text:span text:style-name="T3">-</text:span><text:span text:style-name="T2">крывает глаза и, расслабившись, подроб</text:span><text:span text:style-name="T3">-</text:span><text:span text:style-name="T2">но рассказывает, как ей хотелось бы, чтобы ее раздевали и в какой обстановке. Шаг за шагом она описывает процедуру медленного обнажения своего тела, ощу</text:span><text:span text:style-name="T3">-</text:span><text:span text:style-name="T2">щения своей кожи от прикосновений к ней мужских пальцев, ног от скольжения по ним ладоней, снимающих чулочки. Вспоминает чувство сладкого озноба, пробегающего вдоль спины от тепла пальцев, расстегивающих застежечку бюстгальтера... </text:span></text:p>
            <text:p text:style-name="P39">После этого мужчина нежно целует ее в губы, и они снимают друг с друга по одной части одежды. </text:p>
            <text:p text:style-name="P18"><text:span text:style-name="T2">Заменив три белых фанта в колоде желтыми, девушка выбирает любое сле</text:span><text:span text:style-name="T3">-</text:span><text:span text:style-name="T2">дующее задание или переводит игру в «желтый» формат.</text:span></text:p>
            <text:p text:style-name="P47"/>
          </table:table-cell>
          <table:table-cell table:style-name="Table3.A1" office:value-type="string">
            <text:p text:style-name="P2">23</text:p>
            <text:p text:style-name="P18"><text:span text:style-name="T2">Любите хороший и чувственный стриптиз? Забыв о приличиях, мужчина представляет, что девушка — стрипти</text:span><text:span text:style-name="T3">-</text:span><text:span text:style-name="T2">зерша. Откровенничая, он фантазирует, в какой одежде мечтал бы увидеть тан</text:span><text:span text:style-name="T3">-</text:span><text:span text:style-name="T2">цующую для него партнершу. Красочно и образно описывает, как сексуально выглядит при этом ее извивающееся в танце полуобнаженное тело. Затем рас</text:span><text:span text:style-name="T3">-</text:span><text:span text:style-name="T2">сказывает как играя и дразня, она сни</text:span><text:span text:style-name="T3">-</text:span><text:span text:style-name="T2">мает одну часть одежды, потом вторую и, наконец, остается в последней, явно совращая зрителей своим действом. </text:span></text:p>
            <text:p text:style-name="P39">Если эта история достойна награды, девушка нежно целует своего кавалера, и он выбирает любой следующий фант.</text:p>
            <text:p text:style-name="P46"/>
          </table:table-cell>
          <table:table-cell table:style-name="Table3.A1" office:value-type="string">
            <text:p text:style-name="P2">24</text:p>
            <text:p text:style-name="P26"><text:span text:style-name="T2">Закрыв глаза и расслабившись, фан</text:span><text:span text:style-name="T3">-</text:span><text:span text:style-name="T2">тующий рассказывает, как бы он хотел заняться любовью на природе со вто</text:span><text:span text:style-name="T3">-</text:span><text:span text:style-name="T2">рым игроком, подробно останавливаясь на описании места, действа, эмоциях и ощущениях. Слушая этот увлекательный рассказ, партнер может спрашивать, до</text:span><text:span text:style-name="T3">-</text:span><text:span text:style-name="T2">полнять его, комментировать и выска</text:span><text:span text:style-name="T3">-</text:span><text:span text:style-name="T2">зывать пожелания. </text:span></text:p>
            <text:p text:style-name="P25"><text:span text:style-name="T2">После того как рассказ завершится, вы меняетесь ролями, и теперь фантую</text:span><text:span text:style-name="T3">-</text:span><text:span text:style-name="T2">щий превращается во внимательного слушателя, а второй игрок погружается в свои откровенные фантазии. </text:span></text:p>
            <text:p text:style-name="P40">«Вернувшись на землю», вы нежно целуетесь в губы и снимаете друг с друга по одной части одежды. </text:p>
            <text:p text:style-name="P25"><text:span text:style-name="T2">Барышня выбирает любой следую</text:span><text:span text:style-name="T3">-</text:span><text:span text:style-name="T2">щий фант или принимает решение о пе</text:span><text:span text:style-name="T3">-</text:span><text:span text:style-name="T2">реходе к «желтой» игре.</text:span></text:p>
            <text:p text:style-name="P46"/>
          </table:table-cell>
        </table:table-row>
        <table:table-row table:style-name="Table3.1">
          <table:table-cell table:style-name="Table3.A1" office:value-type="string">
            <text:p text:style-name="P2">25</text:p>
            <text:p text:style-name="P8"><text:span text:style-name="T2">Фантующий целую минуту нежно иг</text:span><text:span text:style-name="T3">-</text:span><text:span text:style-name="T2">рает с нижней губой партнера. Сначала, подразнивая и чуть касаясь, несколько раз проводит по ней самым кончиком своего языка, а затем ласковым вам</text:span><text:span text:style-name="T3">-</text:span><text:span text:style-name="T2">пирчиком посасывает, теребит и поку</text:span><text:span text:style-name="T3">-</text:span><text:span text:style-name="T2">сывает ее своими губами. Затем та же игра повторяется с верхней губой, а в за</text:span><text:span text:style-name="T3">-</text:span><text:span text:style-name="T2">вершение еще раз с той, которой все это больше всего понравилось. </text:span></text:p>
            <text:p text:style-name="P8"><text:span text:style-name="T2">Если «вампирчик» доставил удоволь</text:span><text:span text:style-name="T3">-</text:span><text:span text:style-name="T2">ствие, его гладят по головке и заменяют пять белых фантов в колоде желтыми.</text:span></text:p>
            <text:p text:style-name="P47"/>
          </table:table-cell>
          <table:table-cell table:style-name="Table3.A1" office:value-type="string">
            <text:p text:style-name="P2">26</text:p>
            <text:p text:style-name="P28"><text:span text:style-name="T2">Мужчина подробно и откровенно рас</text:span><text:span text:style-name="T3">-</text:span><text:span text:style-name="T2">сказывает о самом необычном сексуаль</text:span><text:span text:style-name="T3">-</text:span><text:span text:style-name="T2">ном приключении в своей жизни, когда он получил наибольшее удовлетворение. Отбросив ненужное стеснение, он в тон</text:span><text:span text:style-name="T3">-</text:span><text:span text:style-name="T2">костях останавливается на самых пикан</text:span><text:span text:style-name="T3">-</text:span><text:span text:style-name="T2">тных моментах случившегося. Вспоми</text:span><text:span text:style-name="T3">-</text:span><text:span text:style-name="T2">ная свои эмоции, чувства и ощущения, подробно и красочно описывая мельчай</text:span><text:span text:style-name="T3">-</text:span><text:span text:style-name="T2">шие детали и нюансы происходившего, он как будто вновь переживает ту удиви</text:span><text:span text:style-name="T3">-</text:span><text:span text:style-name="T2">тельную историю. Девушка может как угодно детально выведывать у него обо всем, а он обязан быть до конца откро</text:span><text:span text:style-name="T3">-</text:span><text:span text:style-name="T2">венным. </text:span></text:p>
            <text:p text:style-name="P29"><text:span text:style-name="T2">Барышня награждает его за рассказ нежным и долгим поцелуем в губы, а затем выбирает к розыгрышу следую</text:span><text:span text:style-name="T3">-</text:span><text:span text:style-name="T2">щий фант любого цвета.</text:span></text:p>
            <text:p text:style-name="P39"/>
            <text:p text:style-name="P50"/>
          </table:table-cell>
          <table:table-cell table:style-name="Table3.A1" office:value-type="string">
            <text:p text:style-name="P1"><text:span text:style-name="T1">27 </text:span></text:p>
            <text:p text:style-name="P1"><text:span text:style-name="T2">Девушка, глядя в глаза мужчине, съе</text:span><text:span text:style-name="T3">-</text:span><text:span text:style-name="T2">дает банан. Она делает все не спеша и очень эротично, искренне наслаждаясь собственной игрой. После этого мужчи</text:span><text:span text:style-name="T3">-</text:span><text:span text:style-name="T2">на дает ей запить это лакомство глотком вина из своего рта. </text:span></text:p>
            <text:p text:style-name="P11"><text:span text:style-name="T2">Заменив пять белых фантов в колоде желтыми, девушка выбирает любое сле</text:span><text:span text:style-name="T3">-</text:span><text:span text:style-name="T2">дующее задание или переводит игру в «жел</text:span><text:span text:style-name="T3">-</text:span><text:span text:style-name="T2">тый» формат.</text:span></text:p>
            <text:p text:style-name="P46"/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">28</text:p>
            <text:p text:style-name="P30"><text:span text:style-name="T2">Отбросив никому не нужную скром</text:span><text:span text:style-name="T3">-</text:span><text:span text:style-name="T2">ность девушка откровенно признается пробовала ли она интимные отношения с особой своего пола, или хотя бы прос</text:span><text:span text:style-name="T3">-</text:span><text:span text:style-name="T2">то ласки. Если да, то рассказывает, как это происходило в тот день, когда она получила наибольшее удовольствие. Если такого еще не было, то допускает ли она мысль об этом и есть ли у нее не</text:span><text:span text:style-name="T3">-</text:span><text:span text:style-name="T2">реализованные лесбийские фантазии. </text:span></text:p>
            <text:p text:style-name="Standard"><text:span text:style-name="T2">Ну, а если не пробовала и не хочет, то господь ей судья! Действительно, на фиг это нужно, просто вытягивает сле</text:span><text:span text:style-name="T3">-</text:span><text:span text:style-name="T2">дующий фант и наслаждается игрой ис</text:span><text:span text:style-name="T3">-</text:span><text:span text:style-name="T2">ключительно с противоположным полом</text:span></text:p>
          </table:table-cell>
          <table:table-cell table:style-name="Table4.A1" office:value-type="string">
            <text:p text:style-name="P2">29</text:p>
            <text:p text:style-name="P52"/>
            <text:p text:style-name="P46"/>
            <text:p text:style-name="Standard"><text:span text:style-name="T2">Вместо того чтобы включать кондици</text:span><text:span text:style-name="T3">-</text:span><text:span text:style-name="T2">онер вы снимаете друг с друга по одной части одежды и продолжаете дальше эту увлекательную игру</text:span></text:p>
          </table:table-cell>
          <table:table-cell table:style-name="Table4.A1" office:value-type="string">
            <text:p text:style-name="P1"><text:span text:style-name="T1">30 </text:span></text:p>
            <text:p text:style-name="P2"/>
            <text:p text:style-name="P1"><text:span text:style-name="T2">Глядя в глаза девушке, мужчина сли</text:span><text:span text:style-name="T3">-</text:span><text:span text:style-name="T2">зывает с тыльной стороны ее ладони ка</text:span><text:span text:style-name="T3">-</text:span><text:span text:style-name="T2">пельку шоколада, джема или меда. Он делает все медленно и очень эротично, искренне наслаждаясь собственной игрой. После этого девушка дает ему за</text:span><text:span text:style-name="T3">-</text:span><text:span text:style-name="T2">пить это лакомство глотком вина из своего рта и выбирает следующий белый или желтый фант.</text:span></text:p>
            <text:p text:style-name="P46"/>
          </table:table-cell>
        </table:table-row>
        <table:table-row table:style-name="Table4.1">
          <table:table-cell table:style-name="Table4.A1" office:value-type="string">
            <text:p text:style-name="P2">31</text:p>
            <text:p text:style-name="P53"/>
            <text:p text:style-name="P32"><text:span text:style-name="T2">Держа девушку за руку и нежно глядя ей в глаза, мужчина описывает, какая причесочка на женском лобке ему боль</text:span><text:span text:style-name="T3">-</text:span><text:span text:style-name="T2">ше всего нравится и какую бы хотелось сделать интимную причесочку ей. Треу</text:span><text:span text:style-name="T3">-</text:span><text:span text:style-name="T2">гольничек, сердечко, полоска, или что ему больше всего нравится? Побрил бы он целиком этот нежный холмик или покрасил волосики в какой-то особый цвет? Фантазирует, как бы он все сделал и в какой обстановке. Затем сквозь одежду трогает ее лобок и нежно целует девушку в ушки: сначала в одно, а потом во второе. </text:span></text:p>
            <text:p text:style-name="P35"><text:span text:style-name="T2">Пять белых фантов в колоде заменя</text:span><text:span text:style-name="T3">-</text:span><text:span text:style-name="T2">ются желтыми и девушка выбирает любой следующий фант</text:span></text:p>
          </table:table-cell>
          <table:table-cell table:style-name="Table4.A1" office:value-type="string">
            <text:p text:style-name="P2">32</text:p>
            <text:p text:style-name="P54"/>
            <text:p text:style-name="P42">Секс и свобода, раскрепощенность и </text:p>
            <text:p text:style-name="Standard"><text:span text:style-name="T2">комплексы, условности и вседозволен</text:span><text:span text:style-name="T3">-</text:span><text:span text:style-name="T2">ность. Не особо увлекаясь, но и не сдер</text:span><text:span text:style-name="T3">-</text:span><text:span text:style-name="T2">живаясь, фантующий пять минут фило</text:span><text:span text:style-name="T3">-</text:span><text:span text:style-name="T2">софствует на эту актуальную сейчас тему</text:span> </text:p>
          </table:table-cell>
          <table:table-cell table:style-name="Table4.A1" office:value-type="string">
            <text:p text:style-name="P2">33</text:p>
            <text:p text:style-name="P46"/>
            <text:p text:style-name="P58"><text:span text:style-name="T2">Девушка страстно и чувственно целу</text:span><text:span text:style-name="T3">-</text:span><text:span text:style-name="T2">ет мужчину в губы, разрешая ему нежно пососать свой язычок, а затем заменяет три белых фанта в колоде желтыми.</text:span></text:p>
          </table:table-cell>
        </table:table-row>
        <table:table-row table:style-name="Table4.1">
          <table:table-cell table:style-name="Table4.A1" office:value-type="string">
            <text:p text:style-name="P2">34</text:p>
            <text:p text:style-name="P43"/>
            <text:p text:style-name="P33"><text:span text:style-name="T2">Девушка рассказывает, какая на ее взгляд сексуальная фантазия является самой распространенной у мужчин и что она по этому поводу думает. В благодар</text:span><text:span text:style-name="T3">-</text:span><text:span text:style-name="T2">ность за откровение джентльмен нежно целует ее в губки. </text:span></text:p>
            <text:p text:style-name="P34"><text:span text:style-name="T2">После этого наступает его очередь, и теперь уже он красочно описывает на</text:span><text:span text:style-name="T3">-</text:span><text:span text:style-name="T2">иболее смелую женскую сексуальную фантазию. </text:span></text:p>
            <text:p text:style-name="P1"><text:span text:style-name="T2">Если девушка не осуждает джент</text:span><text:span text:style-name="T3">-</text:span><text:span text:style-name="T2">льмена за такие вольные мысли, то подтверждает свое согласие нежным поцелуем и заменяет пять белых фантов в колоде желтыми.</text:span></text:p>
          </table:table-cell>
          <table:table-cell table:style-name="Table4.A1" office:value-type="string">
            <text:p text:style-name="P2">35</text:p>
            <text:p text:style-name="P37"/>
            <text:p text:style-name="P21"><text:span text:style-name="T2">Фантующий подробно рассказывает, какая обстановка ему кажется наиболее романтичной и располагающей к интим</text:span><text:span text:style-name="T3">-</text:span><text:span text:style-name="T2">ным отношениям, детально описывая мебель, элементы интерьера, цвет, запа</text:span><text:span text:style-name="T3">-</text:span><text:span text:style-name="T2">хи, звуки... После этого второй игрок продолжает его рассказ, все больше на</text:span><text:span text:style-name="T3">-</text:span><text:span text:style-name="T2">полняя ощущением эротики этот вирту</text:span><text:span text:style-name="T3">-</text:span><text:span text:style-name="T2">альный «уголок любви». Вдвоем вы словно готовите место для своего следу</text:span><text:span text:style-name="T3">-</text:span><text:span text:style-name="T2">ющего романтического свидания. </text:span></text:p>
            <text:p text:style-name="P44">Поцеловав друг друга в носик, вы продолжаете игру.</text:p>
            <text:p text:style-name="P39"/>
            <text:p text:style-name="P50"/>
          </table:table-cell>
          <table:table-cell table:style-name="Table4.A1" office:value-type="string">
            <text:p text:style-name="P2">36</text:p>
            <text:p text:style-name="P41"/>
            <text:p text:style-name="P27"><text:span text:style-name="T2">Фантующий откровенно рассказывает, какой бы он хотел видеть свою сексуаль</text:span><text:span text:style-name="T3">-</text:span><text:span text:style-name="T2">ную жизнь, насколько часто и с кем хотел бы заниматься сексом, какой разнообраз</text:span><text:span text:style-name="T3">-</text:span><text:span text:style-name="T2">ной и насыщенной была бы она. Он прос</text:span><text:span text:style-name="T3">-</text:span><text:span text:style-name="T2">то мечтает и не более того, грезит наяву, как будто оказался в раю, где дозволено все. </text:span></text:p>
            <text:p text:style-name="P25"><text:span text:style-name="T2">После этого, держа в руках ладонь фан</text:span><text:span text:style-name="T3">-</text:span><text:span text:style-name="T2">тующего, о своих тайных желаниях откро</text:span><text:span text:style-name="T3">-</text:span><text:span text:style-name="T2">венничает второй игрок. </text:span></text:p>
            <text:p text:style-name="P40">Восприняв рассказы в качестве тоста, вы выпиваете изо рта друг друга по глотку вина за исполнение желаний. </text:p>
            <text:p text:style-name="P40">Три белых фанта в колоде заменяются желтыми, и игра продолжает «набирать обороты».</text:p>
            <text:p text:style-name="P46"/>
          </table:table-cell>
        </table:table-row>
      </table:table>
      <text:p text:style-name="Standard"/>
      <text:p text:style-name="Standard"/>
      <text:p text:style-name="Standard"/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2">37</text:p>
            <text:p text:style-name="P55"/>
            <text:p text:style-name="P9"><text:span text:style-name="T2">Наслаждаясь чувственностью, вы сливаетесь в откровении тантрического поцелуя. Сидя на коленях своего партне</text:span><text:span text:style-name="T3">-</text:span><text:span text:style-name="T2">ра и нежно глядя ему в глаза, девушка растворяется в его дыхании, вдыхая на его выдохе и выдыхая на вдохе. Не пре</text:span><text:span text:style-name="T3">-</text:span><text:span text:style-name="T2">кращая дышать на этой волне, она дарит ему свой долгий поцелуй, наслаждаясь таким чувственным единением. </text:span></text:p>
            <text:p text:style-name="P36">Заменив три белых фанта в колоде желтыми, девушка выбирает любое следующее задание или переводит игру в «желтый» формат.</text:p>
            <text:p text:style-name="P46"/>
          </table:table-cell>
          <table:table-cell table:style-name="Table5.A1" office:value-type="string">
            <text:p text:style-name="P2">38</text:p>
            <text:p text:style-name="P52"/>
            <text:p text:style-name="P46"/>
            <text:p text:style-name="P25"><text:span text:style-name="T2">Откинувшись в кресле с бокалом вина, фантующий рассказывает об исто</text:span><text:span text:style-name="T3">-</text:span><text:span text:style-name="T2">рии своей жизни, когда ему очень хоте</text:span><text:span text:style-name="T3">-</text:span><text:span text:style-name="T2">лось секса с тем человеком, которому никак нельзя было этого предложить. Хотелось безумно, мечталось тоже, даже снилось иногда, но вот нельзя было и все! Быть может, это была учи</text:span><text:span text:style-name="T3">-</text:span><text:span text:style-name="T2">тельница (учитель) или жена ближайше</text:span><text:span text:style-name="T3">-</text:span><text:span text:style-name="T2">го друга (муж подруги), сестра или брат, наконец. При этом все терзания и сом</text:span><text:span text:style-name="T3">-</text:span><text:span text:style-name="T2">нения описываются очень подробно и откровенно, а на вопросы даются исчер</text:span><text:span text:style-name="T3">-</text:span><text:span text:style-name="T2">пывающие ответы. </text:span></text:p>
            <text:p text:style-name="P25"><text:span text:style-name="T2">Закончив сеанс «ментального мазо</text:span><text:span text:style-name="T3">-</text:span><text:span text:style-name="T2">хизма», фантующий вытирает слезу и выбирает любой следующий фант.</text:span></text:p>
            <text:p text:style-name="P46"/>
          </table:table-cell>
          <table:table-cell table:style-name="Table5.A1" office:value-type="string">
            <text:p text:style-name="P1"><text:span text:style-name="T1">39 </text:span></text:p>
            <text:p text:style-name="P2"/>
            <text:p text:style-name="P1"><text:span text:style-name="T2">Игроки по очереди рассказывают, от чего они испытывают наибольшее удо</text:span><text:span text:style-name="T3">-</text:span><text:span text:style-name="T2">вольствие, чем больше всего хотелось бы заниматься при возможности, раду</text:span><text:span text:style-name="T3">-</text:span><text:span text:style-name="T2">ясь и наслаждаясь жизнью. Начинает де</text:span><text:span text:style-name="T3">-</text:span><text:span text:style-name="T2">вушка. </text:span></text:p>
            <text:p text:style-name="P18"><text:span text:style-name="T2">Расценив рассказы в качестве тоста, вы выпиваете изо рта друг друга по глот</text:span><text:span text:style-name="T3">-</text:span><text:span text:style-name="T2">ку вина за исполнение желаний и продол</text:span><text:span text:style-name="T3">-</text:span><text:span text:style-name="T2">жаете игру дальше.</text:span></text:p>
            <text:p text:style-name="P46"/>
          </table:table-cell>
        </table:table-row>
        <table:table-row table:style-name="Table5.1">
          <table:table-cell table:style-name="Table5.A1" office:value-type="string">
            <text:p text:style-name="P2">40</text:p>
            <text:p text:style-name="P53"/>
            <text:p text:style-name="P31"><text:span text:style-name="T2">Погрузившись в воспоминания, фанту</text:span><text:span text:style-name="T3">-</text:span><text:span text:style-name="T2">ющий рассказывает о самом необычном и ярком эротическом сне своей жизни. По</text:span><text:span text:style-name="T3">-</text:span><text:span text:style-name="T2">вествует о деталях, красочно описывает чувства и переживания, подаренные дру</text:span><text:span text:style-name="T3">-</text:span><text:span text:style-name="T2">гим измерением. Кем он был, женщиной или мужчиной, что позволял себе, и что вытворяли с ним, как было страшно, слад</text:span><text:span text:style-name="T3">-</text:span><text:span text:style-name="T2">ко или больно. Признается, хотелось ли ему потом, может тайно или в другой жизни испытать наяву все пригрезившее</text:span><text:span text:style-name="T3">-</text:span><text:span text:style-name="T2">ся. </text:span></text:p>
            <text:p text:style-name="P35"><text:span text:style-name="T2">Вернувшись в реальный мир, он заме</text:span><text:span text:style-name="T3">-</text:span><text:span text:style-name="T2">няет пять белых фантов в колоде желты</text:span><text:span text:style-name="T3">-</text:span><text:span text:style-name="T2">ми и выбирает любой следующий фант</text:span></text:p>
          </table:table-cell>
          <table:table-cell table:style-name="Table5.A1" office:value-type="string">
            <text:p text:style-name="P1"><text:span text:style-name="T1">41 </text:span></text:p>
            <text:p text:style-name="P2"/>
            <text:p text:style-name="P1"><text:span text:style-name="T2">Фантующий вслух мечтает о том, как, наслаждаясь жизнью и любимым чело</text:span><text:span text:style-name="T3">-</text:span><text:span text:style-name="T2">веком, он провел бы медовый месяц, не имея никаких забот и распоряжаясь миром по собственной прихоти. Его вир</text:span><text:span text:style-name="T3">-</text:span><text:span text:style-name="T2">туальный бюджет не лимитирован, а границ или расстояний не существует. </text:span></text:p>
            <text:p text:style-name="Standard"><text:span text:style-name="T2">Выпив изо рта друг друга по глотку вина за воплощение фантазий, вы про</text:span><text:span text:style-name="T3">-</text:span><text:span text:style-name="T2">должаете игру дальше.</text:span></text:p>
          </table:table-cell>
          <table:table-cell table:style-name="Table5.A1" office:value-type="string">
            <text:p text:style-name="P2">42</text:p>
            <text:p text:style-name="P46"/>
            <text:p text:style-name="P17"><text:span text:style-name="T2">Взяв в руку ладонь девушки, мужчина придвигается к ней поближе, готовясь внимательно слушать. Закрыв глаза и настроившись на романтическое состоя</text:span><text:span text:style-name="T3">-</text:span><text:span text:style-name="T2">ние, барышня рассказывает, как люди влюбляются друг в друга, как постепен</text:span><text:span text:style-name="T3">-</text:span><text:span text:style-name="T2">но возникает это чувство, как появляют</text:span><text:span text:style-name="T3">-</text:span><text:span text:style-name="T2">ся мечты и желания, как, волнуясь и предвкушая, они ждут очередного сви</text:span><text:span text:style-name="T3">-</text:span><text:span text:style-name="T2">дания, как хотят близости и как все это наконец происходит. </text:span></text:p>
            <text:p text:style-name="P51">Закончив свой рассказ, она целует мужчину в губы и выбирает любой следующий фант или переводит игру в «желтый» формат</text:p>
          </table:table-cell>
        </table:table-row>
        <table:table-row table:style-name="Table5.1">
          <table:table-cell table:style-name="Table5.A1" office:value-type="string">
            <text:p text:style-name="P2">43</text:p>
            <text:p text:style-name="P43"/>
            <text:p text:style-name="P19"><text:span text:style-name="T2">Фантующий аккуратно намазывает губы второго игрока чем-то сладким (шоколадом, медом, джемом...), а сам вдруг становится жадной «пчелкой», которая никак не может спокойно про</text:span><text:span text:style-name="T3">-</text:span><text:span text:style-name="T2">лететь мимо такой привлекательной добычи. </text:span></text:p>
            <text:p text:style-name="P39">Если «пчелка» была хорошенькой, то ее гладят по головке и заменяют три белых фанта в колоде желтыми.</text:p>
            <text:p text:style-name="P47"/>
          </table:table-cell>
          <table:table-cell table:style-name="Table5.A1" office:value-type="string">
            <text:p text:style-name="P2">44</text:p>
            <text:p text:style-name="P37"/>
            <text:p text:style-name="P7"><text:span text:style-name="T4"><text:s text:c="5"/></text:span><text:span text:style-name="T2">Чувственно целуя девушке шею, муж</text:span><text:span text:style-name="T3">-</text:span><text:span text:style-name="T2">чина дарит ей столь необычную, но без</text:span><text:span text:style-name="T3">-</text:span><text:span text:style-name="T2">умно приятную «цепочку». Дополнив ее виртуальным колечком, он нежно целу</text:span><text:span text:style-name="T3">-</text:span><text:span text:style-name="T2">ет барышне пальчик и, с любовью глядя ей в глаза, говорит изысканный компли</text:span><text:span text:style-name="T3">-</text:span><text:span text:style-name="T2">мент. </text:span></text:p>
            <text:p text:style-name="P49"><text:span text:style-name="T7"><text:s/></text:span>Заменив три белых фанта в колоде </text:p>
            <text:p text:style-name="P49">желтыми, девушка выбирает любое следующее задание или переводит игру в «желтый» формат.</text:p>
            <text:p text:style-name="P50"/>
          </table:table-cell>
          <table:table-cell table:style-name="Table5.A1" office:value-type="string">
            <text:p text:style-name="P2">45</text:p>
            <text:p text:style-name="P41"/>
            <text:p text:style-name="Standard"><text:span text:style-name="T4"><text:s text:c="5"/></text:span><text:span text:style-name="T2">Девушка откровенно вспоминает, когда у нее буквально перехватило ды</text:span><text:span text:style-name="T3">-</text:span><text:span text:style-name="T2">хание и задрожали коленки от сексуаль</text:span><text:span text:style-name="T3">-</text:span><text:span text:style-name="T2">ного желания при виде мужчины. Кто это был, когда такое случилось и в какой остановке. Удалось ли потом завести с ним роман, а может просто интрижку или страстный порыв так и растаял со временем?</text:span></text:p>
          </table:table-cell>
        </table:table-row>
      </table:table>
      <text:p text:style-name="Standard"/>
      <text:p text:style-name="Standard"/>
      <text:p text:style-name="Standard"/>
      <table:table table:name="Table6" table:style-name="Table6">
        <table:table-column table:style-name="Table6.A" table:number-columns-repeated="2"/>
        <table:table-column table:style-name="Table6.C"/>
        <table:table-row table:style-name="Table6.1">
          <table:table-cell table:style-name="Table6.A1" office:value-type="string">
            <text:p text:style-name="P1"><text:span text:style-name="T1">46 </text:span></text:p>
            <text:p text:style-name="P2"/>
            <text:p text:style-name="P2"/>
            <text:p text:style-name="P1"><text:span text:style-name="T2">Фантующий рассказывает когда, в какое время суток он обычно испытыва</text:span><text:span text:style-name="T3">-</text:span><text:span text:style-name="T2">ет наибольшее сексуальное желание и когда бы предпочел заниматься сексом если бы это зависело только от него.</text:span></text:p>
            <text:p text:style-name="P46"/>
          </table:table-cell>
          <table:table-cell table:style-name="Table6.A1" office:value-type="string">
            <text:p text:style-name="P2">47</text:p>
            <text:p text:style-name="P52"/>
            <text:p text:style-name="P46"/>
            <text:p text:style-name="P20"><text:span text:style-name="T2">Становясь модельером закрытого эро</text:span><text:span text:style-name="T3">-</text:span><text:span text:style-name="T2">тического клуба, мужчина виртуально оде</text:span><text:span text:style-name="T3">-</text:span><text:span text:style-name="T2">вает (раздевает) пришедших на нее дам в момент, когда вечеринка уже в разгаре. Ув</text:span><text:span text:style-name="T3">-</text:span><text:span text:style-name="T2">лекаясь подробностями, он детально опи</text:span><text:span text:style-name="T3">-</text:span><text:span text:style-name="T2">сывает тонкости и нюансы их гардероба, подбирая его с учетом особенностей фигур. Типажи и комплекция дам могут быть самыми разными, а специфика клуба ничем не ограничивает извращенность по</text:span><text:span text:style-name="T3">-</text:span><text:span text:style-name="T2">сетителей. Многие из них в масках и, буду</text:span><text:span text:style-name="T3">-</text:span><text:span text:style-name="T2">чи инкогнито, наслаждаются абсолютной вседозволенностью. </text:span></text:p>
            <text:p text:style-name="P18"><text:span text:style-name="T2">По достоинству оценив рассказ джент</text:span><text:span text:style-name="T3">-</text:span><text:span text:style-name="T2">льмена, девушка дополняет его фантазии, представив себя в роли одной из таких по</text:span><text:span text:style-name="T3">-</text:span><text:span text:style-name="T2">сетительниц и подробно описав собствен</text:span><text:span text:style-name="T3">-</text:span><text:span text:style-name="T2">ный гардероб. </text:span></text:p>
            <text:p text:style-name="P25"><text:span text:style-name="T2">Вернувшись назад из виртуального клуба, вы заменяете три белых фанта в ко</text:span><text:span text:style-name="T3">-</text:span><text:span text:style-name="T2">лоде желтыми и продолжаете игру..</text:span></text:p>
            <text:p text:style-name="P46"/>
          </table:table-cell>
          <table:table-cell table:style-name="Table6.A1" office:value-type="string">
            <text:p text:style-name="P2">48</text:p>
            <text:p text:style-name="P10"><text:span text:style-name="T2">Целую минуту мужчина нежно поку</text:span><text:span text:style-name="T3">-</text:span><text:span text:style-name="T2">сывает и целует девушке сначала одно, а потом -другое ушко, рассказывая, каки</text:span><text:span text:style-name="T3">-</text:span><text:span text:style-name="T2">ми изумительно вкусными они оказа</text:span><text:span text:style-name="T3">-</text:span><text:span text:style-name="T2">лись. </text:span></text:p>
            <text:p text:style-name="P8"><text:span text:style-name="T2">Поцеловав затем мочки ушей, муж</text:span><text:span text:style-name="T3">-</text:span><text:span text:style-name="T2">чина дарйт ей столь необычные, но без</text:span><text:span text:style-name="T3">-</text:span><text:span text:style-name="T2">умно приятные «сережки». Дополнив их виртуальным кулончиком, он нежно це</text:span><text:span text:style-name="T3">-</text:span><text:span text:style-name="T2">лует барышню посередине груди и, с любовью глядя в глаза, говорит ей изыс</text:span><text:span text:style-name="T3">-</text:span><text:span text:style-name="T2">канный комплимент. </text:span></text:p>
            <text:p text:style-name="P46">Заменив три белых фанта в колоде желтыми, девушка выбирает любое следующее задание или переводит игру в «желтый» формат.</text:p>
          </table:table-cell>
        </table:table-row>
        <table:table-row table:style-name="Table6.1">
          <table:table-cell table:style-name="Table6.A1" office:value-type="string">
            <text:p text:style-name="P2">49</text:p>
            <text:p text:style-name="P2"/>
            <text:p text:style-name="Standard"><text:span text:style-name="T1"><text:s text:c="4"/></text:span><text:span text:style-name="T2">Фантующий предельно откровенно рассказывает, нравится ли ему порно и если да, то — какое. Он подробно описы</text:span><text:span text:style-name="T3">-</text:span><text:span text:style-name="T2">вает, в чем для него грань между эроти</text:span><text:span text:style-name="T3">-</text:span><text:span text:style-name="T2">кой и порнографией и какое произведе</text:span><text:span text:style-name="T3">-</text:span><text:span text:style-name="T2">ние искусства этого жанра он запомнил больше всего (живопись, графика, пос</text:span><text:span text:style-name="T3">-</text:span><text:span text:style-name="T2">тановка, фильм, рассказ, ...). </text:span></text:p>
            <text:p text:style-name="P35"><text:span text:style-name="T2">Послушав все это, второй игрок тоже становится откровенным и честно при</text:span><text:span text:style-name="T3">-</text:span><text:span text:style-name="T2">знается, что он испытывает, подгляды</text:span><text:span text:style-name="T3">-</text:span><text:span text:style-name="T2">вая, как другие занимаются сексом.</text:span></text:p>
          </table:table-cell>
          <table:table-cell table:style-name="Table6.A1" office:value-type="string">
            <text:p text:style-name="P2">50</text:p>
            <text:p text:style-name="P54"/>
            <text:p text:style-name="P14"><text:span text:style-name="T2">Левая рука у девушки ближе к сердцу, чем правая, но вот знает ли она, какой из пальчиков этой руки более чувствителен? С таким чрезвычайно важным вопросом следует немедленно разобраться! На</text:span><text:span text:style-name="T3">-</text:span><text:span text:style-name="T2">слаждаясь процессом, растягивая удо</text:span><text:span text:style-name="T3">-</text:span><text:span text:style-name="T2">вольствие и не торопясь, мужчина один за другим исследует эти пальчики. Целует их, кладет в рот, обвивается вокруг язы</text:span><text:span text:style-name="T3">-</text:span><text:span text:style-name="T2">ком, нежно посасывает и лижет. Тому пальчику, который наиболее чувствите</text:span><text:span text:style-name="T3">-</text:span><text:span text:style-name="T2">лен, уделяется особое внимание. </text:span></text:p>
            <text:p text:style-name="P45">Заменив три белых фанта в колоде желтыми, девушка выбирает следующее задание или переводит игру в «желтый» формат.</text:p>
            <text:p text:style-name="P46">.</text:p>
          </table:table-cell>
          <table:table-cell table:style-name="Table6.A1" office:value-type="string">
            <text:p text:style-name="P59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uk" fo:country="UA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1</dc:title>
    <dc:subject/>
    <meta:keyword/>
    <dc:description/>
    <meta:initial-creator>Admin</meta:initial-creator>
    <meta:creation-date>2012-05-31T12:54:00</meta:creation-date>
    <dc:creator>Admin</dc:creator>
    <dc:date>2012-12-27T02:46:00</dc:date>
    <meta:editing-cycles>10</meta:editing-cycles>
    <meta:editing-duration>PT33M</meta:editing-duration>
    <meta:document-statistic meta:table-count="6" meta:image-count="0" meta:object-count="0" meta:page-count="2" meta:paragraph-count="162" meta:word-count="3404" meta:character-count="23285" meta:non-whitespace-character-count="19946"/>
    <meta:generator>LibreOffice/7.3.4.2$Linux_X86_64 LibreOffice_project/728fec16bd5f605073805c3c9e7c4212a0120dc5</meta:generator>
  </office:meta>
</office:document-meta>
</file>